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eithSans" svg:font-family="ReithSans, Helvetica, Arial, freesans, sans-serif"/>
    <style:font-face style:name="ReithSerif" svg:font-family="ReithSerif, Helvetica, Arial, freesans, sans-serif"/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f3f42" style:font-name="inherit" fo:font-size="12pt" fo:letter-spacing="normal" fo:font-style="normal" fo:font-weight="bold"/>
    </style:style>
    <style:style style:name="P3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f3f42" style:font-name="ReithSans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5" style:family="paragraph" style:parent-style-name="Heading_20_1">
      <style:text-properties fo:font-variant="normal" fo:text-transform="none" fo:color="#3f3f42" style:font-name="ReithSerif" fo:letter-spacing="normal" fo:font-style="normal" fo:font-weight="bold"/>
    </style:style>
    <style:style style:name="T1" style:family="text">
      <style:text-properties fo:font-variant="normal" fo:text-transform="none" fo:color="#3f3f42" style:font-name="inherit" fo:font-size="12pt" fo:letter-spacing="normal" fo:font-style="normal" style:text-underline-style="solid" style:text-underline-width="auto" style:text-underline-color="font-color" fo:font-weight="bold"/>
    </style:style>
    <style:style style:name="T2" style:family="text">
      <style:text-properties fo:font-variant="normal" fo:text-transform="none" fo:color="#3f3f42" fo:letter-spacing="normal"/>
    </style:style>
    <style:style style:name="T3" style:family="text">
      <style:text-properties fo:font-variant="normal" fo:text-transform="none" fo:color="#3f3f42" style:font-name="ReithSans" fo:font-size="12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bookmark text:name="main-heading"/>Tanker attack: UK and US blame Iran for deadly ship attack</text:h>
      <text:p text:style-name="Standard"/>
      <text:p text:style-name="P2">The UK and US believe Iran was behind a tanker attack that killed two people, and have vowed to respond, calling it a violation of international law.</text:p>
      <text:p text:style-name="P3">The MV Mercer Street, operated by an Israeli-owned firm, was attacked off Oman on Thursday.</text:p>
      <text:p text:style-name="P3">A British national and a Romanian citizen were killed.</text:p>
      <text:p text:style-name="P3">The statements came after Israel's Prime Minister Naftali Bennett said there was "evidence" that its longstanding foe Iran was responsible.</text:p>
      <text:p text:style-name="P3">Mr Bennett warned that "we know how to send a message to Iran in our own way", while Tehran rejected what it called the "baseless accusations".</text:p>
      <text:p text:style-name="P4"><text:span text:style-name="T3">On Monday, Iran warned the UK, US and Israel that any actions in response to the drone attack on the tanker "will be met with a severe and decisive answer".</text:span></text:p>
      <text:p text:style-name="P3">The attack on the MV Mercer Street appears to be the latest escalation in an undeclared "shadow war" between Israel and Iran.</text:p>
      <text:p text:style-name="P3">For months there have been several attacks on both Israeli and Iranian-operated vessels, which are seen as tit-for-tat incidents, though casualties are rare.</text:p>
      <text:p text:style-name="P4"><text:span text:style-name="T3">Iran has also accused Israel of targeting its nuclear sites and scientists.</text:span></text:p>
      <text:p text:style-name="P3">In a statement on Sunday, UK Foreign Secretary Dominic Raab said London believed Iran had used one or more drones against the MV Mercer Street, calling it "deliberate, targeted, and a clear violation of international law".</text:p>
      <text:p text:style-name="P3">"Iran must end such attacks, and vessels must be allowed to navigate freely," he added.</text:p>
      <text:p text:style-name="P4"><text:span text:style-name="T3">US Secretary of State Antony Blinken said Washington was also "confident that Iran conducted this", and that an "appropriate response" would follow.</text:span></text:p>
      <text:p text:style-name="P3">Israel's Prime Minister said he expected the international community to make clear to Iran that it had made a serious mistake.</text:p>
      <text:p text:style-name="P3">Iran's foreign ministry spokesman, Saeed Khatibzadeh, told reporters that "the Zionist regime (Israel) has created insecurity, terror and violence".</text:p>
      <text:p text:style-name="P3">He said Israel "must stop such baseless accusations", warning: "Whoever sows the wind reaps the whirlwind."</text:p>
      <text:p text:style-name="P3">The escalation comes against the backdrop of thorny talks between Iran and world powers in Vienna to try to revive a frayed 2015 deal curbing Iran's nuclear programme.</text:p>
      <text:p text:style-name="P3">Western countries suspect Iran might be seeking to build nuclear weapons in violation of conventions - something Iran strongly denies.</text:p>
      <text:p text:style-name="P3"/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eithSans" svg:font-family="ReithSans, Helvetica, Arial, freesans, sans-serif"/>
    <style:font-face style:name="ReithSerif" svg:font-family="ReithSerif, Helvetica, Arial, freesans, sans-serif"/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14S</meta:editing-duration>
    <meta:editing-cycles>3</meta:editing-cycles>
    <meta:generator>OpenOffice/4.1.5$Win32 OpenOffice.org_project/415m1$Build-9789</meta:generator>
    <dc:date>2021-08-31T23:45:27.91</dc:date>
    <meta:document-statistic meta:table-count="0" meta:image-count="0" meta:object-count="0" meta:page-count="1" meta:paragraph-count="18" meta:word-count="372" meta:character-count="2286"/>
    <dc:creator>Алексей Федяков</dc:creator>
    <meta:user-defined meta:name="Info 1"/>
    <meta:user-defined meta:name="Info 2"/>
    <meta:user-defined meta:name="Info 3"/>
    <meta:user-defined meta:name="Info 4"/>
  </office:meta>
</office:document-meta>
</file>